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9c9c" officeooo:paragraph-rsid="001b14bb"/>
    </style:style>
    <style:style style:name="P2" style:family="paragraph" style:parent-style-name="Standard">
      <style:text-properties style:font-name="Liberation Serif" fo:font-style="italic" officeooo:rsid="00119402" officeooo:paragraph-rsid="001b14bb" style:font-style-asian="italic" style:font-style-complex="italic"/>
    </style:style>
    <style:style style:name="P3" style:family="paragraph" style:parent-style-name="Standard">
      <style:text-properties style:font-name="Liberation Serif" fo:font-style="italic" officeooo:rsid="002cd6e7" officeooo:paragraph-rsid="001b14bb" style:font-style-asian="italic" style:font-style-complex="italic"/>
    </style:style>
    <style:style style:name="P4" style:family="paragraph" style:parent-style-name="Standard">
      <style:text-properties style:font-name="Liberation Serif" fo:font-style="italic" officeooo:rsid="002c7f4f" officeooo:paragraph-rsid="001b14bb" style:font-style-asian="italic" style:font-style-complex="italic"/>
    </style:style>
    <style:style style:name="P5" style:family="paragraph" style:parent-style-name="Standard">
      <style:text-properties style:font-name="Liberation Serif" fo:font-style="italic" officeooo:rsid="0016987b" officeooo:paragraph-rsid="001b14bb" style:font-style-asian="italic" style:font-style-complex="italic"/>
    </style:style>
    <style:style style:name="P6" style:family="paragraph" style:parent-style-name="Standard">
      <style:text-properties officeooo:rsid="0012036f" officeooo:paragraph-rsid="001b14bb"/>
    </style:style>
    <style:style style:name="P7" style:family="paragraph" style:parent-style-name="Standard">
      <style:text-properties officeooo:rsid="0013fd49" officeooo:paragraph-rsid="001b14bb"/>
    </style:style>
    <style:style style:name="P8" style:family="paragraph" style:parent-style-name="Standard">
      <style:text-properties officeooo:rsid="0014a2b5" officeooo:paragraph-rsid="001b14bb"/>
    </style:style>
    <style:style style:name="P9" style:family="paragraph" style:parent-style-name="Standard">
      <style:text-properties officeooo:rsid="0014ab08" officeooo:paragraph-rsid="001b14bb"/>
    </style:style>
    <style:style style:name="P10" style:family="paragraph" style:parent-style-name="Standard">
      <style:text-properties officeooo:rsid="0016156f" officeooo:paragraph-rsid="001b14bb"/>
    </style:style>
    <style:style style:name="P11" style:family="paragraph" style:parent-style-name="Standard">
      <style:text-properties officeooo:rsid="002c7f4f" officeooo:paragraph-rsid="001b14bb"/>
    </style:style>
    <style:style style:name="P12" style:family="paragraph" style:parent-style-name="Standard">
      <style:text-properties officeooo:rsid="0016987b" officeooo:paragraph-rsid="001b14bb"/>
    </style:style>
    <style:style style:name="T1" style:family="text">
      <style:text-properties officeooo:rsid="0118b272"/>
    </style:style>
    <style:style style:name="T2" style:family="text">
      <style:text-properties officeooo:rsid="00fd5242"/>
    </style:style>
    <style:style style:name="T3" style:family="text">
      <style:text-properties officeooo:rsid="030d382b"/>
    </style:style>
    <style:style style:name="T4" style:family="text">
      <style:text-properties officeooo:rsid="0013fd49"/>
    </style:style>
    <style:style style:name="T5" style:family="text">
      <style:text-properties officeooo:rsid="0020e2f2"/>
    </style:style>
    <style:style style:name="T6" style:family="text">
      <style:text-properties officeooo:rsid="00179c9c"/>
    </style:style>
    <style:style style:name="T7" style:family="text">
      <style:text-properties officeooo:rsid="011aa682"/>
    </style:style>
    <style:style style:name="T8" style:family="text">
      <style:text-properties officeooo:rsid="0016156f"/>
    </style:style>
    <style:style style:name="T9" style:family="text">
      <style:text-properties officeooo:rsid="002c7f4f"/>
    </style:style>
    <style:style style:name="T10" style:family="text">
      <style:text-properties officeooo:rsid="0016987b"/>
    </style:style>
    <style:style style:name="T11" style:family="text">
      <style:text-properties officeooo:rsid="00fe07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6">Непредсказуемо начало дружб.</text:p>
      <text:p text:style-name="P6">Ид<text:span text:style-name="T1">ёшь</text:span> после школы домой, <text:span text:style-name="T1">а тут</text:span> Витя Черевко, <text:span text:style-name="T1">твой новый</text:span> одноклассник <text:span text:style-name="T1">из бывшего параллельного</text:span>, тоже идёт по Нежинской.</text:p>
      <text:p text:style-name="P6">- О. А ты <text:span text:style-name="T2">шо</text:span> тут?</text:p>
      <text:p text:style-name="P6">- А <text:span text:style-name="T1">так</text:span>. Иду к Владе, он на Литейной живёт.</text:p>
      <text:p text:style-name="P6">- И я с тобой.</text:p>
      <text:p text:style-name="P6">С того дня у меня два друга-одноклассника: <text:s/>Чуба, он же Витя Черевко, и Владя, он же Володя Сакун.</text:p>
      <text:p text:style-name="P6"><text:span text:style-name="T1">Лоб </text:span><text:s/>Влади <text:span text:style-name="T1">прикрывает </text:span>длинный чуб жирновато-каштановых волос от длинного пробора над правым ухом, два-три недозрелых прыща на щеках и<text:span text:style-name="T1">скупает</text:span> <text:span text:style-name="T3">красота </text:span>больши<text:span text:style-name="T3">х выразительных </text:span><text:s/>глаз — любая девушка позавидует.</text:p>
      <text:p text:style-name="P6">У Чубы волосы чёрные, чуть курчавые, <text:span text:style-name="T1">а</text:span> глаза голубые, румян<text:span text:style-name="T1">ец на</text:span> щёк<text:span text:style-name="T1">ах</text:span> и брызги веснушек на аккуратном носу.</text:p>
      <text:p text:style-name="P6">Место наших встреч — крыльцо Владиной хаты.</text:p>
      <text:p text:style-name="P6">Он живёт с матерью, Галиной Петровной, в комнатке с кухонькой, что вместе едва ли сложатся в одну кухню у нас на Нежинской.</text:p>
      <text:p text:style-name="P6">На узкой кухне: стол-ящик, кровать и плита-печка — больше ничего не поместилось, кроме крючков вешалки рядом с дверью. </text:p>
      <text:p text:style-name="P6">В комнате: шкаф, кровать, стол <text:span text:style-name="T4">с задвинутыми под него стульями — иначе не протиснуться — и этажерка с телевизором. </text:span></text:p>
      <text:p text:style-name="P7">Глухая стена кухни и комнаты отделяет от половины соседей.</text:p>
      <text:p text:style-name="P7"/>
      <text:p text:style-name="P7">Галина Петровна работает нянечкой в детском саду, что между парком КПВРЗ и спуском в тоннель Путепровода.</text:p>
      <text:p text:style-name="P7">Иногда к ней в гости приходит двоюродный брат, которого она называет Карандаш, или Каранделя, смотря по настроению. С собой он приносит бутылку вина. Может, и вправду родственник — у него с Владей <text:s/>глаза <text:span text:style-name="T3">похожи</text:span>.</text:p>
      <text:p text:style-name="P7">Два старших брата Влади разъехались по Союзу в поисках длинного рубля. Они не похожи ни на мать, ни на Владю, ни друг на друга.</text:p>
      <text:p text:style-name="P7">Владя очень популярен среди ребят не только Литейной, но и Кузнечной улиц. Он умеет классно «гонять дуру». Например, про то, как в Шотландии мужики на соревновании кидают брёвна, <text:span text:style-name="T2">рассказывая </text:span>от лица одного из тех мужиков.</text:p>
      <text:p text:style-name="P7">- Ну, не врубился он, шо я уже киданýл, <text:s/>ну, его и накрыло — откинул копытá...</text:p>
      <text:p text:style-name="P7">И он уморно закатывает один глаз под веко.</text:p>
      <text:p text:style-name="P7">Или про то, как Колян Певрый по пьяни фонарный столб принял за прохожего — сперва зашугивал, потом вымогал закурить, а под конец начал вырубать, за то, шо тот его не уважает... но так и не завалил...</text:p>
      <text:p text:style-name="P7">А в один из вечеров на крыльце появилась гитара — Вася Марков принёс — и Владя запел про графа и его дочь Валентину.</text:p>
      <text:p text:style-name="P8">Так я попал к нему в зависимость и начал раболепно упрашивать, чтоб он и меня научил. </text:p>
      <text:p text:style-name="P8">Он отвечал, что и сам обучается у Квэка — лучше мне напрямую к тому обратится. Только у меня всё равно гитары-то нет, <text:s/>а эта Васина, он никому не разрешает давать.</text:p>
      <text:p text:style-name="P9">Если что-то очень хочешь, мечта исполняется секундально, плюс-минус два дня. </text:p>
      <text:p text:style-name="P9">Нашлась гитара!</text:p>
      <text:p text:style-name="P9">Вадик Глущенко, <text:span text:style-name="T5">он же Глуща, </text:span><text:s/>с той же Литейной, продал мне свою; и по магазинной цене — внутри короба можно прочитать на наклейке «7 рублей 50 копеек. Ленинградская фабрика музыкальных инструментов».</text:p>
      <text:p text:style-name="P9">Мама почти сразу выделила <text:span text:style-name="T2">просимую</text:span> сумму.</text:p>
      <text:p text:style-name="P9">Правда, на колышке третьей струны не хватало пластмассового кружка и при настройке его приходилось крутить плоскогубцами, но впоследствии отец снял колышек, отнёс на работу и <text:soft-page-break/>приварил аккуратн<text:span text:style-name="T1">ую</text:span> железн<text:span text:style-name="T1">ую</text:span> <text:span text:style-name="T1">нашлёпку</text:span>.</text:p>
      <text:p text:style-name="P9">Квэк дал мне помятый листок из тетрадки в клеточку с бесценной разметкой <text:span text:style-name="T1">всех существующих </text:span>гитарных аккордов: «маленькая звёздочка», «большая звёздочка», «кочерга» и «барэ».</text:p>
      <text:p text:style-name="P9">Ещё немного и я догоню Владю и тоже начну петь про любимицу графа и графских гостей.</text:p>
      <text:p text:style-name="P9">Но не успел. У Влади появилась новенькая шестиструнная гитара от <text:span text:style-name="T1">его </text:span>брата Юры, и я опять безнадёжно отстал, потому что на <text:span text:style-name="T3">шестиструнных</text:span> нет никаких «кочерёг» и «звёздочек». </text:p>
      <text:p text:style-name="P9">Пришлось делать запилы на порожке грифа своей гитары для раскладки шести струн вместо семи и учиться заново.</text:p>
      <text:p text:style-name="P9"/>
      <text:p text:style-name="P9">В октябре ещё было тепло и Галина Петровна устроила день рождения Влади для него и его одноклассников на открытом воздухе.</text:p>
      <text:p text:style-name="P9">Стол из комнаты <text:s/>вынес<text:span text:style-name="T3">ли</text:span> в палисадник и <text:span text:style-name="T3">он</text:span> оказался раздвижным. </text:p>
      <text:p text:style-name="P10">Его установили между хатой и крашеной дощатой будкой с веранд<text:span text:style-name="T1">ов</text:span>ы<text:span text:style-name="T1">м</text:span> оконным переплётом; <text:s/>которая служила летней кухней и <text:span text:style-name="T3">летней </text:span>спальней.</text:p>
      <text:p text:style-name="P10">За этим столом я впервые выпил вина. Какое великолепное ощущение!</text:p>
      <text:p text:style-name="P10">Окружающий мир подёрнулся лёгким занавесом из полупрозрачных, как крылья стрекозы, цветочных лепестков с тонюсенькими прожилками. Вокруг сидели прекрасные друзья — лучшие люди на свете — мы вели такие остроумные беседы и Владина мать так весело смеялась, а тени под кустами парички расплывчато углуб<text:span text:style-name="T2">ля</text:span>лись.</text:p>
      <text:p text:style-name="P10"/>
      <text:p text:style-name="P10"><text:span text:style-name="T6">С наступлением зимы</text:span> у нашей одноклассницы Любы Сердюк тоже был день рожденья и те, кто сдал старосте класса, Тане Красножон, по два рубля, пришли <text:s/>на хату <text:span text:style-name="T3">к имениннице</text:span>.</text:p>
      <text:p text:style-name="P11">До сих пор <text:span text:style-name="T7">классом мы устраивали</text:span> только вечера отдыха в школе, где, <text:s/>под присмотром классной руководительницы Альбины <text:span text:style-name="T2">Георгиевны</text:span>, мы пили лимонад, а потом <text:s/>сдвигали парты в <text:s/>угол класса и играли в «ручеёк», а в дверь заглядывали ребята классом старше, но Альбина их не пускала. </text:p>
      <text:p text:style-name="P11"/>
      <text:p text:style-name="P3">(...приятно держать за руку, тянуть <text:span text:style-name="T2">избранницу </text:span>через ту<text:span text:style-name="T2">н</text:span>нель вскинутых рук, если только рука не потная, а то жди пока тебя освободит Вера Литвинова, но в неё влюблён Саша Униат из <text:span text:style-name="T2">десятого </text:span>класса, он хороший парень, но кто его знает, вдруг начнёт ревновать...)</text:p>
      <text:p text:style-name="P4"/>
      <text:p text:style-name="P11">А <text:span text:style-name="T2">в хате Любы</text:span> на крашеном полу<text:span text:style-name="T8"> большой гостиной красовался стол под белой скатертью, заставленный салатами, холодцом и лимонадом.</text:span></text:p>
      <text:p text:style-name="P10">Когда <text:span text:style-name="T9">подошли </text:span>все <text:span text:style-name="T9">участники дня рождения</text:span> и Любе вручили подарок от класса, её родители оделись и ушли к соседям, <text:span text:style-name="T2">чтоб</text:span> дальше мы <text:span text:style-name="T2">веселились</text:span> самостоятельно.</text:p>
      <text:p text:style-name="P10">Ребята втихаря отделялись от коллектива и уходили на <text:span text:style-name="T3">широкую</text:span> остеклённую веранду пить принесённый кем-то самогон.</text:p>
      <text:p text:style-name="P10">В небольшой спаленке напротив двери гостиной устроили дискотеку.</text:p>
      <text:p text:style-name="P10">Там стоял проигрыватель с долгоиграющей пластинкой инструментальной музыки «Поющих гитар» <text:span text:style-name="T10">и <text:s/>панель проигрывателя служила единственным освещением в комнате, если не считать того света, что пробивался из коридора в просвет между сдвинутыми дверными шторами. </text:span></text:p>
      <text:p text:style-name="P12">Время от времени брат Любы, оболтус <text:s/>семиклассник, <text:span text:style-name="T7">всовывал под шторой</text:span> <text:span text:style-name="T7">свою</text:span> руку из коридора и щёлкал выключателем у двери. Под потолком <text:span text:style-name="T3">спальни </text:span>вспыхивала слепящая лампочка, танцоры отпрядывали друг от друга, жмурились, рыкали на тупого придурка, он гыгыкал и убегал на веранду. Партнёр из ближайшей к дверям пары снова тушил свет.</text:p>
      <text:p text:style-name="P12">Я не ходил на веранду, а задержался за столом, налегая на <text:span text:style-name="T7">свой </text:span>любимый оливье. Когда я запил его уже не таким любимым, но по-прежнему вкусным лимонадом, за столом почти никого уже не <text:span text:style-name="T11">оставалось</text:span>.</text:p>
      <text:p text:style-name="P12">За пару стульев от меня с недовольным лицом сидела Таня Крутась из бывшего <text:soft-page-break/>параллельного. Я набрался решимости, подошёл к ней и сказал «разрешите».</text:p>
      <text:p text:style-name="P12">Она даже не взглянула на меня, а ещё недовольнее поджала губы, поднялась и <text:span text:style-name="T11">гибко </text:span>пошла впереди <text:s/>в танцевальную спальню.</text:p>
      <text:p text:style-name="P12"/>
      <text:p text:style-name="P12">Там не меняли партнёров и не расходились, а переждав пока пластинка отшуршит промежуток между песнями, опять обхватывали руками свою пару, прижимаясь друг к другу верхней частью туловищ.</text:p>
      <text:p text:style-name="P12">Лёгкое покачивание Таниной тонкой талии между ладоней <text:s/>моих рук, возложенных поверх её бёдер, хмелило меня сильнее вина. </text:p>
      <text:p text:style-name="P12">Пульсирующий гул в ушах, насторожённость каждого мускула — не упустить, встретить наималейшее движение её рук у меня на плечах...</text:p>
      <text:p text:style-name="P12">И я не злился на дебила игравшего выключателем, но, отпрянув под яркой лампочкой, я всматривался в её профиль с бледной чистой кожей и недовольно опущенным взглядом, любовался прядью волнистых волос в небольшом хвостике пониже затылка.</text:p>
      <text:p text:style-name="P12">Груди её были скорее окружностями, чем полусферами, но и то, что было, вводило меня в экстатический транс корибантов. </text:p>
      <text:p text:style-name="P12"/>
      <text:p text:style-name="P5"><text:span text:style-name="T11">(...х</text:span>отя в то время я ещё не знал таких терминов и мой отец на это снова бы сказал:</text:p>
      <text:p text:style-name="P5">- Понахватался заумных слов, как собака блох. Верхушечник!..<text:span text:style-name="T11">)</text:span></text:p>
      <text:p text:style-name="P5"/>
      <text:p text:style-name="P1">Да, я был на верху блаженства, я был бесповоротно <text:span text:style-name="T3">и</text:span> навечно влюблён...</text:p>
      <text:p text:style-name="P1">Я подстерегал, когда она пойдёт из школы, чтоб сопровождать до калитки нашей хаты, потому что большинство учащихся тринадцатой школы расходились по Посёлку через Нежинскую.</text:p>
      <text:p text:style-name="P1">Я даже ходил в пятую школу болеть за девушек нашей, когда они проиграли в городском чемпионате по волейболу. </text:p>
      <text:p text:style-name="P1">Она <text:span text:style-name="T11">тоже </text:span>была в команде, но меня почти не огорчил их проигрыш.</text:p>
      <text:p text:style-name="P1">Я ещё сильнее влюбился в её высокие скулы и простил ей небольшую кривоватость ног. </text:p>
      <text:p text:style-name="P1">В конце концов, это признак амазонок, бесстрашных воинственных наездниц. Зато как ей идёт белая футболка!</text:p>
      <text:p text:style-name="P1">Мне так и не удалось растопить её постоянное и необъяснимое неудовольствие.</text:p>
      <text:p text:style-name="P1">Стоило мне оказаться рядом, как она подзывала кого-то из своих подруг и даже сменила маршрут возвращения из школы домой — вместо Нежинской стала ходить по Первомайской.</text:p>
      <text:p text:style-name="P1">Мне пришлось отвянуть. </text:p>
      <text:p text:style-name="P1">Холодные вьюги засыпали снегом остылый пепел угасшей любв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6:48:39.821506171</meta:creation-date>
    <dc:date>2017-03-01T16:48:46.414867556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66" meta:word-count="1288" meta:character-count="8287" meta:non-whitespace-character-count="7019"/>
    <meta:generator>LibreOffice/4.3.3.2$Linux_x86 LibreOffice_project/430m0$Build-2</meta:generator>
  </office:meta>
</office:document-meta>
</file>